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0pt"/>
    </style:style>
    <style:style style:name="P2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break-before="page"/>
      <style:text-properties fo:font-size="10pt"/>
    </style:style>
    <style:style style:name="P6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Preformatted_20_Text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break-before="page"/>
    </style:style>
    <style:style style:name="P11" style:family="paragraph" style:parent-style-name="Heading_20_1">
      <style:text-properties fo:color="#0000ff" fo:font-size="14pt" style:font-size-asian="14pt" style:font-size-complex="14pt"/>
    </style:style>
    <style:style style:name="P1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size-asian="10pt"/>
    </style:style>
    <style:style style:name="T7" style:family="text">
      <style:text-properties style:font-weight-asian="normal"/>
    </style:style>
    <style:style style:name="T8" style:family="text">
      <style:text-properties style:font-size-complex="10pt"/>
    </style:style>
    <style:style style:name="T9" style:family="text">
      <style:text-properties style:font-weight-complex="normal"/>
    </style:style>
    <style:style style:name="T10" style:family="text">
      <style:text-properties fo:color="#008000"/>
    </style:style>
    <style:style style:name="T11" style:family="text">
      <style:text-properties fo:color="#008000" fo:font-size="20pt" fo:font-weight="bold" fo:background-color="transparent" style:font-size-asian="20pt" style:font-weight-asian="bold" style:font-size-complex="20pt" style:font-weight-complex="bold"/>
    </style:style>
    <style:style style:name="T12" style:family="text">
      <style:text-properties fo:color="#008000" fo:font-weight="bold" fo:background-color="transparent" style:font-weight-asian="bold" style:font-weight-complex="bold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ebalizer <text:span text:style-name="T2">tomcat </text:span>- How to</text:h>
      <text:p text:style-name="P2"/>
      <text:p text:style-name="P2">To make log available on same machine first transfer log files on that machine (for example on FINSERVER)</text:p>
      <text:p text:style-name="P2">Then make following configuration (here we will consider tomcat on NJTEST tomcat)</text:p>
      <text:p text:style-name="P2"/>
      <text:p text:style-name="P3">Put log file in /var/log/ with name njtest_access.log for both tomcat1 and tomcat2 (merged file)</text:p>
      <text:p text:style-name="P3"/>
      <text:p text:style-name="P3">Create Dir /etc/webalizer if not exist</text:p>
      <text:p text:style-name="P2"><text:tab/>Copy file /etc/webalizer.conf to /etc/webalizer/webalizer.njtest.conf</text:p>
      <text:p text:style-name="P2"/>
      <text:p text:style-name="P3">/etc/webalizer/webalizer.njtest.conf</text:p>
      <text:p text:style-name="P2"><text:tab/><text:span text:style-name="T10">Change following lines that file</text:span></text:p>
      <text:p text:style-name="P2"><text:tab/>LogFile <text:s text:c="8"/>/var/log/njtest_access.log (Put this file here if not exist)</text:p>
      <text:p text:style-name="P2"><text:tab/>OutputDir <text:s text:c="5"/>/var/www/usage/njtest (create this dir if not exist)</text:p>
      <text:p text:style-name="P2"><text:tab/>HistoryName <text:s text:c="4"/>/var/lib/webalizer/webalizer.njtest.hist</text:p>
      <text:p text:style-name="P2"><text:tab/>IncrementalName /var/lib/webalizer/webalizer.njtest.current</text:p>
      <text:p text:style-name="P2"><text:tab/>HostName <text:s text:c="6"/>njtest</text:p>
      <text:p text:style-name="P2"/>
      <text:p text:style-name="P2"/>
      <text:p text:style-name="P3">/etc/cron.daily/00webalizer</text:p>
      <text:p text:style-name="P3"><text:tab/>Now add following line in 00webalizer if not already exist.</text:p>
      <text:p text:style-name="P1"><text:span text:style-name="T4"><text:tab/></text:span>for i in /etc/webalizer/*.conf; do webalizer -c $i; done</text:p>
      <text:p text:style-name="P5"/>
      <text:p text:style-name="P4">This is default configuration</text:p>
      <text:p text:style-name="Text_20_body"/>
      <text:p text:style-name="P8">/etc/webalizer.conf</text:p>
      <text:p text:style-name="Preformatted_20_Text"/>
      <text:p text:style-name="Preformatted_20_Text">PageType <text:s text:c="7"/>jsp</text:p>
      <text:p text:style-name="Preformatted_20_Text">OutputDir <text:s text:c="6"/>/var/www/usage</text:p>
      <text:p text:style-name="Preformatted_20_Text">LogFile <text:s text:c="8"/>/opt/apache-tomcat1/logs/access.log</text:p>
      <text:p text:style-name="Preformatted_20_Text">IgnoreURL <text:s text:c="6"/>/usage*</text:p>
      <text:p text:style-name="Preformatted_20_Text"/>
      <text:p text:style-name="P8">/opt/apache-tomcat1/conf/server.xml</text:p>
      <text:p text:style-name="Preformatted_20_Text"/>
      <text:p text:style-name="Preformatted_20_Text"><text:tab/>&lt;Valve className="org.apache.catalina.valves.AccessLogValve"</text:p>
      <text:p text:style-name="Preformatted_20_Text"><text:tab/><text:tab/>directory="logs" <text:s/></text:p>
      <text:p text:style-name="Preformatted_20_Text"><text:s text:c="12"/>prefix="localhost_access_log." </text:p>
      <text:p text:style-name="Preformatted_20_Text"><text:tab/><text:tab/>suffix=".txt" </text:p>
      <text:p text:style-name="Preformatted_20_Text"><text:s text:c="12"/>pattern="combined" </text:p>
      <text:p text:style-name="Preformatted_20_Text"><text:tab/><text:tab/>resolveHosts="false"/&gt;</text:p>
      <text:p text:style-name="Preformatted_20_Text"/>
      <text:p text:style-name="P8">/etc/cron.daily/00webalizer</text:p>
      <text:p text:style-name="P8"/>
      <text:p text:style-name="P8"><text:tab/><text:span text:style-name="T5">LOGFILE=/opt/apache-tomcat1/logs/localhost_access_log.`date +%Y-%m-%d`.txt </text:span></text:p>
      <text:p text:style-name="P6"><text:tab/>rm -f /opt/apache-tomcat/logs/access.log </text:p>
      <text:p text:style-name="P6"><text:tab/>cp $LOGFILE /opt/apache-tomcat1/logs/access.log </text:p>
      <text:p text:style-name="P6"><text:tab/>exec /usr/bin/webalizer -Q</text:p>
      <text:p text:style-name="P9"/>
      <text:p text:style-name="P7">Refer</text:p>
      <text:p text:style-name="P7"/>
      <text:p text:style-name="P6"><text:tab/>/var/www/usage</text:p>
      <text:p text:style-name="P6"><text:tab/>/etc/httpd/conf.d/webalizer.conf<text:line-break/></text:p>
      <text:p text:style-name="P2"/>
      <text:p text:style-name="P2"/>
      <text:p text:style-name="P1"/>
      <text:p text:style-name="P2"/>
      <text:p text:style-name="P10"/>
      <text:p text:style-name="Preformatted_20_Text">Here is how to integrate Webalizer into Tomcat.</text:p>
      <text:p text:style-name="Preformatted_20_Text">In case your wondering , webalizer is a real nice and free web log</text:p>
      <text:p text:style-name="Preformatted_20_Text">analysis tool which prints out some nice charts and graphics on your</text:p>
      <text:p text:style-name="Preformatted_20_Text">site usage. <text:s/>It come bundled in RedHat when you install Apache.</text:p>
      <text:p text:style-name="Preformatted_20_Text"/>
      <text:p text:style-name="Preformatted_20_Text">1. <text:s/>Include jsp files in the webalizer processing by making the</text:p>
      <text:p text:style-name="Preformatted_20_Text">following entry in /etc/webalizer.conf:</text:p>
      <text:p text:style-name="Preformatted_20_Text"><text:s text:c="8"/>PageType <text:s text:c="7"/>jsp</text:p>
      <text:p text:style-name="Preformatted_20_Text"/>
      <text:p text:style-name="Preformatted_20_Text">2. <text:s/>Tell webalizer to place the output under Tomcat webapps with the</text:p>
      <text:p text:style-name="Preformatted_20_Text">following entry:</text:p>
      <text:p text:style-name="Preformatted_20_Text"><text:s text:c="8"/>OutputDir <text:s text:c="6"/>[your path to webapps]/usage</text:p>
      <text:p text:style-name="Preformatted_20_Text"/>
      <text:p text:style-name="Preformatted_20_Text"/>
      <text:p text:style-name="Preformatted_20_Text">4. Create a context in Tomcat for the weablizer output with:</text:p>
      <text:p text:style-name="Preformatted_20_Text"><text:s text:c="8"/>&lt;!-- Usage Context --&gt;</text:p>
      <text:p text:style-name="Preformatted_20_Text"><text:s text:c="8"/>&lt;Context path="usage" docBase="usage" debug="0" priviledged="true"/&gt;</text:p>
      <text:p text:style-name="Preformatted_20_Text"/>
      <text:p text:style-name="Preformatted_20_Text"/>
      <text:p text:style-name="Preformatted_20_Text">5. <text:s/>Next tell Webalizer the name of the logfile you want it to parse:</text:p>
      <text:p text:style-name="Preformatted_20_Text"><text:s text:c="8"/>LogFile <text:s text:c="7"/>[path to Tomcat logs]/access/access.log</text:p>
      <text:p text:style-name="Preformatted_20_Text"/>
      <text:p text:style-name="Preformatted_20_Text"><text:s text:c="3"/></text:p>
      <text:p text:style-name="Preformatted_20_Text">6. Here is the important part. <text:s/>By default Tomcat will not generate a</text:p>
      <text:p text:style-name="Preformatted_20_Text">logfile compatible with Webalizer. <text:s/>Http daemons (ie Apache) use a log</text:p>
      <text:p text:style-name="Preformatted_20_Text">file format called the comon log file format (CLF), Tomcat does not. </text:p>
      <text:p text:style-name="Preformatted_20_Text">However the logging system in Tomcat is very flexible and extensible. </text:p>
      <text:p text:style-name="Preformatted_20_Text">You have to explicitly tell Tomcat you want it to create a logfile in</text:p>
      <text:p text:style-name="Preformatted_20_Text">the CLF format. This is done by making a &lt;Valve&gt; entry in you server.xml</text:p>
      <text:p text:style-name="Preformatted_20_Text">file which can either go under &lt;Host&gt;, &lt;Engine&gt; or &lt;Context&gt;:</text:p>
      <text:p text:style-name="Preformatted_20_Text"/>
      <text:p text:style-name="Preformatted_20_Text"><text:s text:c="8"/>&lt;!-- Access Logger --&gt;</text:p>
      <text:p text:style-name="Preformatted_20_Text"><text:s text:c="6"/>&lt;Valve className="org.apache.catalina.valves.AccessLogValve"</text:p>
      <text:p text:style-name="Preformatted_20_Text"><text:s text:c="14"/>directory="/var/log/tomcat4/access"</text:p>
      <text:p text:style-name="Preformatted_20_Text"><text:s text:c="14"/>prefix="access"</text:p>
      <text:p text:style-name="Preformatted_20_Text"><text:s text:c="14"/>suffix=".log"</text:p>
      <text:p text:style-name="Preformatted_20_Text"><text:s text:c="14"/>resolveHosts="true"</text:p>
      <text:p text:style-name="Preformatted_20_Text"><text:s text:c="14"/>pattern="combined"/&gt;</text:p>
      <text:p text:style-name="Preformatted_20_Text"/>
      <text:p text:style-name="Preformatted_20_Text">7. <text:s/>Almost there. <text:s/>Heres the tricky part. <text:s/>The valve entry above creates</text:p>
      <text:p text:style-name="Preformatted_20_Text">a file which is "rolled out" <text:s/>each day menaing it starts a new file each</text:p>
      <text:p text:style-name="Preformatted_20_Text">day. <text:s/>This is a nice feature, but it means that the file has a different</text:p>
      <text:p text:style-name="Preformatted_20_Text">name each day. <text:s/>For the entry above the log file for today would be</text:p>
      <text:p text:style-name="Preformatted_20_Text">named access2002-10-15.log <text:s/>Unfortunately you cant use dynamic logfile</text:p>
      <text:p text:style-name="Preformatted_20_Text">names in Webalizer. <text:s/>Remember the entry we made in step 3? <text:s/>Notice the</text:p>
      <text:p text:style-name="Preformatted_20_Text">file name is access.log and not access2002-10-15.log? Heres the fix. </text:p>
      <text:p text:style-name="Preformatted_20_Text">Webalizer is run via cron on Linux and via whatever the hell Windows</text:p>
      <text:p text:style-name="Preformatted_20_Text">uses. <text:s/>As part of my linux setup there is a file in the <text:span text:style-name="T1">/etc/cron.daily</text:span></text:p>
      <text:p text:style-name="Preformatted_20_Text"><text:span text:style-name="T1">directory called 00Webalizer</text:span> This file gets run everyday to call</text:p>
      <text:p text:style-name="Preformatted_20_Text">Webalizer to go and parse the logfile to make the nice graphs. <text:s/>In that</text:p>
      <text:p text:style-name="Preformatted_20_Text">file add some scripting which will copy your daily logfile to a file</text:p>
      <text:p text:style-name="Preformatted_20_Text">called access.log then call webalizer to parse that file, then delete</text:p>
      <text:p text:style-name="Preformatted_20_Text">access.log and then archive or do whatever you want with the original</text:p>
      <text:p text:style-name="Preformatted_20_Text">logfile. <text:s/>Here is a simple bash script which does this (the script is</text:p>
      <text:p text:style-name="Preformatted_20_Text">not perfect but it works for now):</text:p>
      <text:p text:style-name="Preformatted_20_Text"/>
      <text:p text:style-name="Preformatted_20_Text"><text:s text:c="8"/>#! /bin/bash</text:p>
      <text:p text:style-name="Preformatted_20_Text"><text:s text:c="8"/>LOGFILE=/var/tomcat4/logs/access/access`date +%Y"-"%m"-"%d`.log</text:p>
      <text:p text:style-name="Preformatted_20_Text"><text:s text:c="8"/>cp $LOGFILE /var/tomcat4/logs/access/access.log</text:p>
      <text:p text:style-name="Preformatted_20_Text"><text:s text:c="8"/>/usr/bin/webalizer</text:p>
      <text:p text:style-name="Preformatted_20_Text"><text:s text:c="8"/>rm -f /var/tomcat4/logs/access/access.log</text:p>
      <text:p text:style-name="Preformatted_20_Text"><text:soft-page-break/><text:s text:c="8"/>exit 0</text:p>
      <text:p text:style-name="Preformatted_20_Text"/>
      <text:p text:style-name="Preformatted_20_Text">8. <text:s/>Lastly you may want to tell webalizer to ignore any hits it receives</text:p>
      <text:p text:style-name="Preformatted_20_Text">to the /usage webapp. <text:s/>This is done in the webalizer.conf file with the</text:p>
      <text:p text:style-name="Preformatted_20_Text">entry:</text:p>
      <text:p text:style-name="Preformatted_20_Text"><text:s text:c="8"/>IgnoreURL <text:s text:c="6"/>/usage*</text:p>
      <text:p text:style-name="Preformatted_20_Text"/>
      <text:p text:style-name="Preformatted_20_Text"/>
      <text:p text:style-name="Preformatted_20_Text">Thats all there is to it. <text:s/>I did this yesterday in about 30 minutes,</text:p>
      <text:p text:style-name="Preformatted_20_Text">including trying to figure it out as I went. <text:s/>It should only take you 15</text:p>
      <text:p text:style-name="Preformatted_20_Text">minutes to do this. <text:s/>I hope this helps you.</text:p>
      <text:p text:style-name="Standard"/>
      <text:list xml:id="list419720078" text:style-name="L1">
        <text:list-item>
          <text:p text:style-name="P12">/etc/httpd/conf.d/webalizer.con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83H07M24S</meta:editing-duration>
    <dc:date>2011-09-09T14:34:57</dc:date>
    <meta:generator>OpenOffice.org/3.1$Linux OpenOffice.org_project/310m19$Build-9420</meta:generator>
    <meta:editing-cycles>104</meta:editing-cycles>
    <meta:document-statistic meta:table-count="0" meta:image-count="0" meta:object-count="0" meta:page-count="4" meta:paragraph-count="97" meta:word-count="641" meta:character-count="4852"/>
    <meta:user-defined meta:name="Info 1"/>
    <meta:user-defined meta:name="Info 2"/>
    <meta:user-defined meta:name="Info 3"/>
    <meta:user-defined meta:name="Info 4"/>
  </office:meta>
</office:document-meta>
</file>